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17AEDDE4C68F9BB4D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itle">
      <style:text-properties officeooo:rsid="001cb867" officeooo:paragraph-rsid="001cb867"/>
    </style:style>
    <style:style style:name="P3" style:family="paragraph">
      <loext:graphic-properties draw:fill="none" draw:fill-color="#ffffff"/>
      <style:text-properties fo:color="#0000ff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-color="#ffffff" draw:opacity="0%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1e90ff"/>
    </style:style>
    <style:style style:name="T3" style:family="text">
      <style:text-properties fo:color="#1e90ff" fo:font-size="22pt" style:font-size-asian="22pt" style:font-size-complex="22pt"/>
    </style:style>
    <style:style style:name="T4" style:family="text">
      <style:text-properties fo:color="#0000ff"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draw:marker-start-width="0.499cm" draw:marker-end-width="0.499cm" draw:fill-color="#ffffff" draw:opacity="0%" draw:textarea-horizontal-align="justify" draw:textarea-vertical-align="middle" draw:auto-grow-height="false" fo:min-height="12.379cm" fo:min-width="16.914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1" draw:style-name="gr2" draw:text-style-name="P4" svg:width="16.915cm" svg:height="12.38cm" svg:x="0.049cm" svg:y="0.041cm"><text:p/><draw:enhanced-geometry svg:viewBox="0 0 21600 21600" draw:type="rectangle" draw:enhanced-path="M 0 0 L 21600 0 21600 21600 0 21600 0 0 Z N"/></draw:custom-shape><text:span text:style-name="T1">El Modelo Entidad Relación -</text:span><text:span text:style-name="T3"> AGREGACIÓN</text:span><text:span text:style-name="T2"> </text:span></text:p>
      <text:p text:style-name="P1"><draw:frame text:anchor-type="paragraph" draw:z-index="2" draw:name="Forma2" draw:style-name="gr1" draw:text-style-name="P3" svg:width="0.682cm" svg:height="0.639cm" svg:x="8.292cm" svg:y="3.997cm"><draw:text-box><text:p><text:span text:style-name="T4">M</text:span></text:p></draw:text-box></draw:frame><draw:frame text:anchor-type="paragraph" draw:z-index="3" draw:name="Forma2_0" draw:style-name="gr1" draw:text-style-name="P3" svg:width="0.415cm" svg:height="0.639cm" svg:x="7.461cm" svg:y="3.604cm"><draw:text-box><text:p><text:span text:style-name="T4">1</text:span></text:p></draw:text-box></draw:frame><draw:frame draw:style-name="fr1" draw:name="Imagen1" text:anchor-type="char" svg:x="0.106cm" svg:y="1.304cm" svg:width="16.766cm" svg:height="7.138cm" draw:z-index="0"><draw:image xlink:href="Pictures/10000000000003840000017AEDDE4C68F9BB4D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7:31:09.087292732</meta:creation-date>
    <dc:date>2021-11-09T17:59:28.881155834</dc:date>
    <meta:editing-duration>PT7M3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" meta:word-count="6" meta:character-count="40" meta:non-whitespace-character-count="34"/>
  </office:meta>
</office:document-meta>
</file>